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btu" svg:font-family="Ububtu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btu" fo:font-size="18pt" officeooo:rsid="000d111c" officeooo:paragraph-rsid="000d111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d111c" officeooo:paragraph-rsid="000d111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btu" fo:font-size="12pt" style:text-underline-style="none" officeooo:rsid="000d111c" officeooo:paragraph-rsid="000d111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btu" fo:font-size="12pt" style:text-underline-style="none" fo:font-weight="normal" officeooo:rsid="000d3dc9" officeooo:paragraph-rsid="000d3dc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btu" fo:font-size="12pt" officeooo:rsid="000d111c" officeooo:paragraph-rsid="000d3dc9" style:font-size-asian="10.5pt" style:font-size-complex="12pt"/>
    </style:style>
    <style:style style:name="P6" style:family="paragraph" style:parent-style-name="Footer">
      <style:paragraph-properties fo:text-align="end" style:justify-single-word="false"/>
      <style:text-properties style:font-name="Ubuntu" officeooo:rsid="00107f69" officeooo:paragraph-rsid="00107f69"/>
    </style:style>
    <style:style style:name="P7" style:family="paragraph" style:parent-style-name="Standard">
      <style:paragraph-properties fo:text-align="start" style:justify-single-word="false"/>
      <style:text-properties style:font-name="Ububtu" fo:font-size="12pt" style:text-underline-style="none" fo:font-weight="bold" officeooo:rsid="000d111c" officeooo:paragraph-rsid="000d111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btu" fo:font-size="12pt" officeooo:rsid="000d111c" officeooo:paragraph-rsid="000d3dc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btu" fo:font-size="12pt" officeooo:rsid="000dbf1d" officeooo:paragraph-rsid="000dbf1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btu" fo:font-size="12pt" officeooo:rsid="000fb9f9" officeooo:paragraph-rsid="000fb9f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btu" fo:font-size="12pt" officeooo:rsid="00107f69" officeooo:paragraph-rsid="00107f6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dbf1d" officeooo:paragraph-rsid="000dbf1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fb9f9" officeooo:paragraph-rsid="000fb9f9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107f69" officeooo:paragraph-rsid="00107f69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officeooo:rsid="000d111c" officeooo:paragraph-rsid="000d11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btu" fo:font-size="20pt" style:font-size-asian="20pt" style:font-size-complex="20pt"/>
    </style:style>
    <style:style style:name="T3" style:family="text">
      <style:text-properties officeooo:rsid="000fb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UT2Problema1</text:span></text:p>
      <text:p text:style-name="P1"/>
      <text:p text:style-name="P2">Estructuras de control empleadas</text:p>
      <text:p text:style-name="P3"/>
      <text:p text:style-name="P3">Para este ejercicio he empleado las estructuras <text:span text:style-name="T1">if, else if y else</text:span></text:p>
      <text:p text:style-name="P7"/>
      <text:p text:style-name="P4">Mediante el uso de if y else he podido realizar el control de entrada para evitar que el usuario introduzca por error una valor menor de 0.</text:p>
      <text:p text:style-name="P4"/>
      <text:p text:style-name="P4">Usando if, else if y else, he determinado a cuanto ascienden el porcentaje de impuestos a pagar según el sueldo anual.</text:p>
      <text:p text:style-name="P4"/>
      <text:p text:style-name="P4">Empleando de nuevo if y else muestro el mensaje final por pantalla con o sin el extra por tener un sueldo menor de 15000.</text:p>
      <text:p text:style-name="P4"/>
      <text:p text:style-name="P5"/>
      <text:p text:style-name="P12">Retos encontrados</text:p>
      <text:p text:style-name="P5"/>
      <text:p text:style-name="P9">A la hora de mostrar <text:span text:style-name="T3">de calcular el tramo de impuestos a pagar si no prestas atención puedes liarte con las estructuras de control a emplear.</text:span></text:p>
      <text:p text:style-name="P9"/>
      <text:p text:style-name="P9"/>
      <text:p text:style-name="P13">Resolución de retos hallados</text:p>
      <text:p text:style-name="P10"/>
      <text:p text:style-name="P10">Para no equivocarme programando el tramo de impuestos he realizado un diagrama de flujo en papel. Con esta técnica he evitado perderme a la hora de realizar esta parte.</text:p>
      <text:p text:style-name="P9"/>
      <text:p text:style-name="P5"/>
      <text:p text:style-name="P14">Ideas de mejora del programa</text:p>
      <text:p text:style-name="P11"/>
      <text:p text:style-name="P11">Sería interesante crear una funcionalidad que te permitiera ver que cantidad del sueldo se dedica a la contribución a la seguridad social o cuanto dinero se acumula en tu cuenta de paro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btu" svg:font-family="Ububtu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officeooo:rsid="00107f69" officeooo:paragraph-rsid="00107f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or: Antonio Gómez Pérez<text:tab/><text:tab/>1ºDAW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9:35:36.715965848</meta:creation-date>
    <dc:date>2024-10-11T17:13:22.003227332</dc:date>
    <meta:editing-duration>PT23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92" meta:character-count="1087" meta:non-whitespace-character-count="907"/>
  </office:meta>
</office:document-meta>
</file>